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5a2" officeooo:paragraph-rsid="001e75a2"/>
    </style:style>
    <style:style style:name="P2" style:family="paragraph" style:parent-style-name="Standard">
      <style:text-properties officeooo:rsid="0022c989" officeooo:paragraph-rsid="0022c989"/>
    </style:style>
    <style:style style:name="P3" style:family="paragraph" style:parent-style-name="Standard">
      <style:text-properties officeooo:rsid="00236a5f" officeooo:paragraph-rsid="00236a5f"/>
    </style:style>
    <style:style style:name="P4" style:family="paragraph" style:parent-style-name="Standard">
      <style:text-properties officeooo:rsid="00273662" officeooo:paragraph-rsid="00273662"/>
    </style:style>
    <style:style style:name="T1" style:family="text">
      <style:text-properties officeooo:rsid="001fa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"/>
      <text:p text:style-name="P1"><text:span text:style-name="T1">meaning of </text:span>“new” keyword</text:p>
      <text:p text:style-name="P2">Array</text:p>
      <text:p text:style-name="P2">Access Modifiers</text:p>
      <text:p text:style-name="P3">avg of array</text:p>
      <text:p text:style-name="P3">add, subtract in method</text:p>
      <text:p text:style-name="P4">smallest &amp; largest no in array with 2 nos same in array</text:p>
      <text:p text:style-name="P4"/>
      <text:p text:style-name="P4">1. Theory: What is significance of “new” keyword??</text:p>
      <text:p text:style-name="P4"/>
      <text:p text:style-name="P4">2. Addition, sub, div, multiplication using methods</text:p>
      <text:p text:style-name="P4"/>
      <text:p text:style-name="P4">3. Print avg of array</text:p>
      <text:p text:style-name="P4"/>
      <text:p text:style-name="P4">4. print smallest and largest integers from array when duplicate number exist in an array.</text:p>
      <text:p text:style-name="P4"/>
      <text:p text:style-name="P4">5. Print Factorial of a number. Write method: input is Integer and method returns factorial of that number</text:p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4:14:49.974265503</meta:creation-date>
    <dc:date>2019-04-09T18:25:09.685974486</dc:date>
    <meta:editing-duration>PT3H39M5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1" meta:character-count="465" meta:non-whitespace-character-count="396"/>
  </office:meta>
</office:document-meta>
</file>